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verage" svg:font-family="Average" style:font-family-generic="roman" style:font-pitch="variable"/>
    <style:font-face style:name="FreeSerif1" svg:font-family="FreeSerif" style:font-adornments="Gras" style:font-family-generic="roman" style:font-pitch="variable"/>
    <style:font-face style:name="FreeSerif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Average1" svg:font-family="Average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verage" fo:font-size="12pt" officeooo:rsid="000e23c1" officeooo:paragraph-rsid="000e23c1" style:font-name-asian="Average1" style:font-size-asian="12pt" style:font-name-complex="Average1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officeooo:rsid="000fed75" officeooo:paragraph-rsid="000fed75"/>
    </style:style>
    <style:style style:name="P5" style:family="paragraph" style:parent-style-name="Standard" style:master-page-name="Standard">
      <style:paragraph-properties fo:text-align="end" style:justify-single-word="false" style:page-number="1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verage" fo:font-size="12pt" officeooo:rsid="000e23c1" officeooo:paragraph-rsid="000e23c1" style:font-name-asian="Average1" style:font-size-asian="12pt" style:font-name-complex="Average1" style:font-size-complex="12pt"/>
    </style:style>
    <style:style style:name="P7" style:family="paragraph" style:parent-style-name="Text_20_body">
      <style:text-properties officeooo:paragraph-rsid="00111a58"/>
    </style:style>
    <style:style style:name="P8" style:family="paragraph" style:parent-style-name="Text_20_body">
      <style:paragraph-properties fo:text-align="justify" style:justify-single-word="false"/>
      <style:text-properties officeooo:rsid="001233cd" officeooo:paragraph-rsid="001233cd"/>
    </style:style>
    <style:style style:name="P9" style:family="paragraph" style:parent-style-name="Text_20_body">
      <style:paragraph-properties fo:text-align="justify" style:justify-single-word="false"/>
      <style:text-properties officeooo:rsid="00133797" officeooo:paragraph-rsid="00133797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paragraph-rsid="001dad70"/>
    </style:style>
    <style:style style:name="P11" style:family="paragraph" style:parent-style-name="Text_20_body">
      <style:paragraph-properties fo:text-align="justify" style:justify-single-word="false"/>
      <style:text-properties officeooo:rsid="0013a955" officeooo:paragraph-rsid="001dad70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rsid="00150d47" officeooo:paragraph-rsid="001dad70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0152a4c" officeooo:paragraph-rsid="001f34e1"/>
    </style:style>
    <style:style style:name="P14" style:family="paragraph" style:parent-style-name="Text_20_body">
      <style:text-properties officeooo:rsid="0015aae2" officeooo:paragraph-rsid="0015aae2"/>
    </style:style>
    <style:style style:name="P15" style:family="paragraph" style:parent-style-name="Text_20_body">
      <style:text-properties officeooo:rsid="001a8264" officeooo:paragraph-rsid="001a8264"/>
    </style:style>
    <style:style style:name="P16" style:family="paragraph" style:parent-style-name="Text_20_body">
      <style:text-properties officeooo:rsid="001c2838" officeooo:paragraph-rsid="001c2838"/>
    </style:style>
    <style:style style:name="P17" style:family="paragraph" style:parent-style-name="Text_20_body" style:list-style-name="L1">
      <style:paragraph-properties fo:text-align="justify" style:justify-single-word="false"/>
      <style:text-properties fo:font-style="normal" officeooo:rsid="001f34e1" officeooo:paragraph-rsid="001f34e1" style:font-style-asian="normal" style:font-style-complex="normal"/>
    </style:style>
    <style:style style:name="P18" style:family="paragraph" style:parent-style-name="Text_20_body" style:list-style-name="L1">
      <style:paragraph-properties fo:text-align="justify" style:justify-single-word="false"/>
      <style:text-properties fo:font-style="normal" officeooo:rsid="0020b6ae" officeooo:paragraph-rsid="0020b6ae" style:font-style-asian="normal" style:font-style-complex="normal"/>
    </style:style>
    <style:style style:name="P19" style:family="paragraph" style:parent-style-name="Text_20_body">
      <style:text-properties officeooo:rsid="00232e50" officeooo:paragraph-rsid="00232e50"/>
    </style:style>
    <style:style style:name="P20" style:family="paragraph" style:parent-style-name="Text_20_body">
      <style:text-properties officeooo:rsid="0023a0ae" officeooo:paragraph-rsid="0023a0ae"/>
    </style:style>
    <style:style style:name="P21" style:family="paragraph" style:parent-style-name="Text_20_body">
      <style:text-properties officeooo:paragraph-rsid="0024cf87"/>
    </style:style>
    <style:style style:name="P22" style:family="paragraph" style:parent-style-name="Text_20_body">
      <style:text-properties officeooo:rsid="0026b6a9" officeooo:paragraph-rsid="0026b6a9"/>
    </style:style>
    <style:style style:name="P23" style:family="paragraph" style:parent-style-name="Text_20_body">
      <style:text-properties officeooo:rsid="0027ed86" officeooo:paragraph-rsid="0027ed86"/>
    </style:style>
    <style:style style:name="P24" style:family="paragraph" style:parent-style-name="Text_20_body">
      <style:text-properties officeooo:rsid="002a4e66" officeooo:paragraph-rsid="002af1df"/>
    </style:style>
    <style:style style:name="P25" style:family="paragraph" style:parent-style-name="Text_20_body" style:list-style-name="L2">
      <style:text-properties officeooo:paragraph-rsid="002af1df"/>
    </style:style>
    <style:style style:name="P26" style:family="paragraph" style:parent-style-name="Text_20_body" style:list-style-name="L2">
      <style:text-properties officeooo:paragraph-rsid="002cd29b"/>
    </style:style>
    <style:style style:name="P27" style:family="paragraph" style:parent-style-name="Text_20_body">
      <style:text-properties officeooo:rsid="002cd29b" officeooo:paragraph-rsid="002cd29b"/>
    </style:style>
    <style:style style:name="P28" style:family="paragraph" style:parent-style-name="Text_20_body">
      <style:paragraph-properties fo:margin-left="0cm" fo:margin-right="0cm" fo:text-indent="0cm" style:auto-text-indent="false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133797" officeooo:paragraph-rsid="00133797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verage" fo:font-size="12pt" officeooo:rsid="00111a58" officeooo:paragraph-rsid="00133797" style:font-name-asian="Average1" style:font-size-asian="12pt" style:font-name-complex="Average1" style:font-size-complex="12pt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52a4c" officeooo:paragraph-rsid="00133797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52a4c" officeooo:paragraph-rsid="001dad70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paragraph-rsid="002cd29b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rsid="002cd29b" officeooo:paragraph-rsid="002cd29b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font-weight="bold" officeooo:rsid="002cd29b" officeooo:paragraph-rsid="002cd29b" fo:background-color="transparent" style:font-size-asian="10.5pt" style:font-weight-asian="bold" style:font-weight-complex="bold" loext:padding="0.101cm" loext:border="0.06pt solid #000000" loext:shadow="none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2d163b" officeooo:paragraph-rsid="002d163b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35eb5e" officeooo:paragraph-rsid="0033d4dc"/>
    </style:style>
    <style:style style:name="P38" style:family="paragraph" style:parent-style-name="Title">
      <style:paragraph-properties fo:text-align="center" style:justify-single-word="false"/>
    </style:style>
    <style:style style:name="P39" style:family="paragraph" style:parent-style-name="Heading_20_1">
      <style:paragraph-properties fo:break-before="page"/>
      <style:text-properties officeooo:paragraph-rsid="00111a58"/>
    </style:style>
    <style:style style:name="P40" style:family="paragraph" style:parent-style-name="Heading_20_2">
      <style:text-properties officeooo:rsid="00111a58" officeooo:paragraph-rsid="00111a58"/>
    </style:style>
    <style:style style:name="P41" style:family="paragraph" style:parent-style-name="Heading_20_2">
      <style:text-properties officeooo:rsid="001a8264" officeooo:paragraph-rsid="001a8264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Heading_20_3">
      <style:text-properties officeooo:rsid="001a8264" officeooo:paragraph-rsid="001a8264"/>
    </style:style>
    <style:style style:name="P44" style:family="paragraph" style:parent-style-name="Heading_20_3">
      <style:text-properties officeooo:rsid="001dad70" officeooo:paragraph-rsid="001dad70"/>
    </style:style>
    <style:style style:name="P45" style:family="paragraph" style:parent-style-name="Heading_20_3">
      <style:text-properties officeooo:rsid="0027ed86" officeooo:paragraph-rsid="0027ed86"/>
    </style:style>
    <style:style style:name="P4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11a5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150d4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ed41" style:font-style-asian="italic" style:font-style-complex="italic"/>
    </style:style>
    <style:style style:name="T6" style:family="text">
      <style:text-properties fo:font-style="italic" officeooo:rsid="002acb83" style:font-style-asian="italic" style:font-style-complex="italic"/>
    </style:style>
    <style:style style:name="T7" style:family="text">
      <style:text-properties fo:font-style="italic" officeooo:rsid="001dad70" style:font-style-asian="italic" style:font-style-complex="italic"/>
    </style:style>
    <style:style style:name="T8" style:family="text">
      <style:text-properties fo:font-style="italic" officeooo:rsid="0023a0ae" style:font-style-asian="italic" style:font-style-complex="italic"/>
    </style:style>
    <style:style style:name="T9" style:family="text">
      <style:text-properties fo:font-style="italic" officeooo:rsid="002386e3" style:font-style-asian="italic" style:font-style-complex="italic"/>
    </style:style>
    <style:style style:name="T10" style:family="text">
      <style:text-properties fo:font-style="italic" officeooo:rsid="002af1df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6ed41" style:font-style-asian="normal" style:font-style-complex="normal"/>
    </style:style>
    <style:style style:name="T13" style:family="text">
      <style:text-properties fo:font-style="normal" officeooo:rsid="001f34e1" style:font-style-asian="normal" style:font-style-complex="normal"/>
    </style:style>
    <style:style style:name="T14" style:family="text">
      <style:text-properties fo:font-style="normal" officeooo:rsid="00225691" style:font-style-asian="normal" style:font-style-complex="normal"/>
    </style:style>
    <style:style style:name="T15" style:family="text">
      <style:text-properties fo:font-style="normal" officeooo:rsid="00296902" style:font-style-asian="normal" style:font-style-complex="normal"/>
    </style:style>
    <style:style style:name="T16" style:family="text">
      <style:text-properties fo:font-style="normal" officeooo:rsid="002af1df" style:font-style-asian="normal" style:font-style-complex="normal"/>
    </style:style>
    <style:style style:name="T17" style:family="text">
      <style:text-properties fo:font-style="normal" officeooo:rsid="002a4e66" style:font-style-asian="normal" style:font-style-complex="normal"/>
    </style:style>
    <style:style style:name="T18" style:family="text">
      <style:text-properties fo:font-style="normal" officeooo:rsid="002c7042" style:font-style-asian="normal" style:font-style-complex="normal"/>
    </style:style>
    <style:style style:name="T19" style:family="text">
      <style:text-properties officeooo:rsid="001af276"/>
    </style:style>
    <style:style style:name="T20" style:family="text">
      <style:text-properties officeooo:rsid="001dad70"/>
    </style:style>
    <style:style style:name="T21" style:family="text">
      <style:text-properties officeooo:rsid="0020b6ae"/>
    </style:style>
    <style:style style:name="T22" style:family="text">
      <style:text-properties officeooo:rsid="002386e3"/>
    </style:style>
    <style:style style:name="T23" style:family="text">
      <style:text-properties officeooo:rsid="0023a0ae"/>
    </style:style>
    <style:style style:name="T24" style:family="text">
      <style:text-properties officeooo:rsid="00296902"/>
    </style:style>
    <style:style style:name="T25" style:family="text">
      <style:text-properties officeooo:rsid="002a4e66"/>
    </style:style>
    <style:style style:name="T26" style:family="text">
      <style:text-properties officeooo:rsid="002acb83"/>
    </style:style>
    <style:style style:name="T27" style:family="text">
      <style:text-properties officeooo:rsid="002af1df"/>
    </style:style>
    <style:style style:name="T28" style:family="text">
      <style:text-properties officeooo:rsid="002cd29b"/>
    </style:style>
    <style:style style:name="T29" style:family="text">
      <style:text-properties officeooo:rsid="002d2066"/>
    </style:style>
    <style:style style:name="T30" style:family="text">
      <style:text-properties officeooo:rsid="002ee30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vlus9vdjifm4"/>Ivan Dromigny--Chevreuil</text:p>
      <text:p text:style-name="P4">Romain Bernard</text:p>
      <text:p text:style-name="P4"/>
      <text:p text:style-name="P38"><text:bookmark text:name="_p63re3vzxxdl"/>Rapport</text:p>
      <text:p text:style-name="P2">Projet de Complexité et Algorithmes</text:p>
      <text:p text:style-name="P3">Le problème Min Makespan</text:p>
      <text:p text:style-name="P1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2"><text:a xlink:type="simple" xlink:href="#__RefHeading___Toc33_1650286353"><text:s/>I.Exercice<text:tab/>2</text:a></text:p>
          <text:p text:style-name="P42"><text:a xlink:type="simple" xlink:href="#__RefHeading___Toc35_1650286353"><text:s/>II.Projet de programmation<text:tab/>3</text:a></text:p>
          <text:p text:style-name="P47"><text:a xlink:type="simple" xlink:href="#__RefHeading___Toc37_1650286353"><text:s/>A.Présentation du programme<text:tab/>3</text:a></text:p>
          <text:p text:style-name="P47"><text:a xlink:type="simple" xlink:href="#__RefHeading___Toc39_1650286353"><text:s/>B.Présentation des algorithmes implémentés<text:tab/>4</text:a></text:p>
          <text:p text:style-name="P46"><text:a xlink:type="simple" xlink:href="#__RefHeading___Toc41_1650286353"><text:s/>a.LSA (List Scheduling Algorithm)<text:tab/>4</text:a></text:p>
          <text:p text:style-name="P46"><text:a xlink:type="simple" xlink:href="#__RefHeading___Toc43_1650286353"><text:s/>b.LPT (Largest Processing Time)<text:tab/>4</text:a></text:p>
          <text:p text:style-name="P46"><text:a xlink:type="simple" xlink:href="#__RefHeading___Toc45_1650286353"><text:s/>c.MyAlgo<text:tab/>4</text:a></text:p>
        </text:index-body>
      </text:table-of-content>
      <text:p text:style-name="P1"/>
      <text:h text:style-name="P39" text:outline-level="1"><text:bookmark-start text:name="__RefHeading___Toc33_1650286353"/><text:span text:style-name="T1">Exercice</text:span><text:bookmark-end text:name="__RefHeading___Toc33_1650286353"/></text:h>
      <text:p text:style-name="P7"/>
      <text:p text:style-name="P7"/>
      <text:h text:style-name="P39" text:outline-level="1"><text:bookmark-start text:name="__RefHeading___Toc35_1650286353"/><text:span text:style-name="T1">Projet de programmation</text:span><text:bookmark-end text:name="__RefHeading___Toc35_1650286353"/></text:h>
      <text:h text:style-name="P40" text:outline-level="2"><text:bookmark-start text:name="__RefHeading___Toc37_1650286353"/>Présentation du programme<text:bookmark-end text:name="__RefHeading___Toc37_1650286353"/></text:h>
      <text:p text:style-name="P8">Le programme créé a été implémenté en C++. Connaissant bien ce langage de programmation, du fait de sont apprentissage lors de nos années à l’université, il nous a semblé évident de le choisir comme langage d’implémentation.</text:p>
      <text:p text:style-name="P9">Ce programme est composé d’un unique fichier .cpp qu’il faut compilé et exécuter au moyen de la ligne de commande suivante (en étant placé dans le dossier contenant tous le projet) : 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9"><text:span text:style-name="T2">g++ -std=c++0x -Ofast -W -Wall -Wextra -pedantic -Wno-sign-compare -Wunused-result -Wno-unused-parameter Programme/MinMakespan.cpp -o Programme/MinMakespan &amp;&amp; ./Programme/MinMakespan</text:span></text:p>
          </table:table-cell>
        </table:table-row>
      </table:table>
      <text:p text:style-name="P31"><text:span text:style-name="T4"/></text:p>
      <text:p text:style-name="P14">Ce programme étant <text:span text:style-name="T4">user friendly</text:span><text:span text:style-name="T11"> il est donc possible d’interagir avec celui-ci au moyen des chiffres du clavier. </text:span><text:span text:style-name="T12">Nous ne voulions pas passer trop de temps à la création d’une interface visuelle « développée ». Il nous a semblé plus important d’avoir un programme ayant un affichage simple mais clair, concis et avec un</text:span><text:span text:style-name="T15">e</text:span><text:span text:style-name="T12"> gestion des erreurs (si l’utilisateur essaye de rentrer des informations erronées par exemple).</text:span></text:p>
      <text:p text:style-name="P14"><text:span text:style-name="T12"/></text:p>
      <text:p text:style-name="P11"><text:span text:style-name="T24">Par ailleurs, c</text:span>e programme est composé de : </text:p>
      <text:list xml:id="list6456253575464233941" text:style-name="L1">
        <text:list-item>
          <text:p text:style-name="P10"><text:span text:style-name="T3">Trois fonctions permettant de choisir/définir les instances à fournir aux algorithmes d’approximation ;</text:span></text:p>
        </text:list-item>
        <text:list-item>
          <text:p text:style-name="P12">Six fonctions utilitaires (récupérer la borne inférieur moyenne par exemple) ;</text:p>
        </text:list-item>
        <text:list-item>
          <text:p text:style-name="P12">Les trois fonctions qui implémentent les trois algorithmes demandé ;</text:p>
        </text:list-item>
        <text:list-item>
          <text:p text:style-name="P13">La fonction principale permettant de faire fonctionner le programme de manière <text:span text:style-name="T4">user friendly.<text:line-break/></text:span><text:span text:style-name="T13">Dans cette fonction principale nous avons <text:s/>ajouté plusieurs variables </text:span><text:span text:style-name="T14">utilisées <text:s/>par les algorithmes </text:span><text:span text:style-name="T13">:</text:span></text:p>
          <text:list>
            <text:list-item>
              <text:p text:style-name="P17">Deux entiers : l’un pour le nombre de machines de l’instance et l’autre pour le nombre de taches de l’instance (nbMachines et nbTaches)</text:p>
            </text:list-item>
            <text:list-item>
              <text:p text:style-name="P17"><text:span text:style-name="T21">U</text:span>n vector d’entier étant le le temps de chaque <text:span text:style-name="T21">taches (tempsTaches)</text:span></text:p>
            </text:list-item>
            <text:list-item>
              <text:p text:style-name="P18">Un vector de vector d’entier utilisé pour la génération aléatoire des instances (tempsTachesRand)</text:p>
              <text:p text:style-name="P18"/>
            </text:list-item>
          </text:list>
        </text:list-item>
      </text:list>
      <text:p text:style-name="P32"><text:span text:style-name="T5"/></text:p>
      <text:p text:style-name="P14"><text:span text:style-name="T12"/></text:p>
      <text:h text:style-name="P41" text:outline-level="2"><text:bookmark-start text:name="__RefHeading___Toc39_1650286353"/><text:soft-page-break/>Présentation des algorithmes implémentés<text:bookmark-end text:name="__RefHeading___Toc39_1650286353"/></text:h>
      <text:p text:style-name="P19">Chacune des fonctions implémentant les algorithmes prennent en paramètre : le nombre de machines, le nombre de taches et la liste de valeur des taches <text:span text:style-name="T22">(</text:span><text:span text:style-name="T9">nbM</text:span><text:span text:style-name="T22">, </text:span><text:span text:style-name="T9">nbT</text:span><text:span text:style-name="T22"> et </text:span><text:span text:style-name="T9">tempsT</text:span><text:span text:style-name="T22"> respectivement).</text:span></text:p>
      <text:p text:style-name="P22">Chacune des fonction retourne l<text:span text:style-name="T24">a total de <text:s/>temps le plus important attribué aux machines.</text:span></text:p>
      <text:p text:style-name="P22"/>
      <text:h text:style-name="P43" text:outline-level="3"><text:bookmark-start text:name="__RefHeading___Toc41_1650286353"/>LSA (List Scheduling Algorithm)<text:bookmark-end text:name="__RefHeading___Toc41_1650286353"/></text:h>
      <text:p text:style-name="P15">Afin d’implémenter cet algorithme vue en cours, nous avons utilisé un vector de pair, ces pair étant constituées d’un entier et d’un vector d’entier <text:span text:style-name="T23">(</text:span><text:span text:style-name="T8">taches_par_machines</text:span><text:span text:style-name="T23">)</text:span>. Le premier entier correspond au temps total des taches attribuées à la machine et le <text:span text:style-name="T19">vector d’entier est</text:span> la liste des taches qui sont attribuées à la machine.</text:p>
      <text:p text:style-name="P16">On applique ensuite l’algorithme comme vu en cours.</text:p>
      <text:p text:style-name="P16"/>
      <text:h text:style-name="P44" text:outline-level="3"><text:bookmark-start text:name="__RefHeading___Toc43_1650286353"/>LPT (Largest Processing Time) <text:bookmark-end text:name="__RefHeading___Toc43_1650286353"/></text:h>
      <text:p text:style-name="P21"><text:tab/><text:span text:style-name="T20">On part sur le même principe du vector de pair que dans l’algorithme précédant (</text:span><text:span text:style-name="T7">taches_par_machines</text:span><text:span text:style-name="T20">), mais on rajoute un vector de pair constitué de deux entier, le premier étant l’index de la tache et le second son temps de réalisation. </text:span></text:p>
      <text:p text:style-name="P20">On tri ensuite ce vector par ordre décroissant, et on l’utilise (au lieu de <text:span text:style-name="T4">tempsT</text:span> comme dans LSA) afin d’affecter les différentes taches aux machines.</text:p>
      <text:p text:style-name="P30"/>
      <text:h text:style-name="P45" text:outline-level="3"><text:bookmark-start text:name="__RefHeading___Toc45_1650286353"/>MyAlgo<text:bookmark-end text:name="__RefHeading___Toc45_1650286353"/></text:h>
      <text:p text:style-name="P23">On utilise également le vector de pair (taches_par_machines) et on ajoute cette fois là deux vector de pair constitués de deux entier <text:span text:style-name="T25">(comme celui de LPT)</text:span>. L’un va être trié par ordre décroissant et l’autre par ordre croissant. <text:span text:style-name="T26">On met en place également un booléen (</text:span><text:span text:style-name="T6">same</text:span><text:span text:style-name="T26">).</text:span></text:p>
      <text:p text:style-name="P24">Ensuite, tant que toutes les taches n’ont pas été attribuées, vérification au moyen de deux compteur (un pour chaque vector de pair) :</text:p>
      <text:list xml:id="list6943874775717512838" text:style-name="L2">
        <text:list-item>
          <text:p text:style-name="P25"><text:span text:style-name="T25"><text:s/>si </text:span><text:span text:style-name="T10">same </text:span><text:span text:style-name="T16">est à faux : </text:span><text:span text:style-name="T25">on récupère la machine ayant le temps total le plus faible et on lui attribue la valeur suivante dans le tableau décroissant (en fonction du premier compteur </text:span><text:span text:style-name="T17">que l’on incrémente de </text:span><text:span text:style-name="T18">un</text:span><text:span text:style-name="T17"> </text:span><text:span text:style-name="T18">par la suite</text:span><text:span text:style-name="T25">) et on passe </text:span><text:span text:style-name="T10">same</text:span><text:span text:style-name="T25"> à vrai ;</text:span></text:p>
        </text:list-item>
        <text:list-item>
          <text:p text:style-name="P26"><text:span text:style-name="T27">si </text:span><text:span text:style-name="T10">same </text:span><text:span text:style-name="T16">est à vrai : on attribue à la même machine récupéré </text:span><text:span text:style-name="T18">précédemment</text:span><text:span text:style-name="T16"> la valeur suivante dans le tableau croissant (en fonction du second compteur que l’on incrémente de </text:span><text:span text:style-name="T18">un par la suite</text:span><text:span text:style-name="T16">) et on passe </text:span><text:span text:style-name="T10">same </text:span><text:span text:style-name="T16">à faux. </text:span></text:p>
        </text:list-item>
      </text:list>
      <text:p text:style-name="Text_20_body"/>
      <text:p text:style-name="Text_20_body"><text:span text:style-name="T28">C</text:span>ela permet donc d’attribuer à chaque machine une tache ayant un temps de réalisation important et une tache ayant un temps de réalisation faible, et permet donc d’équilibrer les temps affectés à chaque machine. </text:p>
      <text:p text:style-name="Text_20_body"><text:soft-page-break/></text:p>
      <text:p text:style-name="P27">Cela induit que pour que l’algorithme soit efficace, celui-ci doit être applique sur des instances de type : pour nbM, le nombre de machines et nbT, le nombre de taches il faut que nous ayons : </text:p>
      <text:p text:style-name="P35">nbT = nbM*2n, avec n ≥ 1</text:p>
      <text:p text:style-name="P27"/>
      <text:p text:style-name="P36">Exemple avec 1 000 <text:span text:style-name="T29">machines, </text:span>10 000 <text:span text:style-name="T30">taches, </text:span>20 <text:span text:style-name="T30">instances, min = </text:span>2, <text:span text:style-name="T30">max = </text:span>5 000 000 :</text:p>
      <text:p text:style-name="P34">ratio d'approximation moyen LSA = 1.01279</text:p>
      <text:p text:style-name="P34">ratio d'approximation moyen LPT = 1.00003</text:p>
      <text:p text:style-name="P33"><text:span text:style-name="T28">ratio d'approximation moyen MyAlgo = 1.00004</text:span></text:p>
      <text:p text:style-name="P33"/>
      <text:p text:style-name="Text_20_body"/>
      <text:p text:style-name="Text_20_body"/>
      <text:p text:style-name="P28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verage" svg:font-family="Average" style:font-family-generic="roman" style:font-pitch="variable"/>
    <style:font-face style:name="FreeSerif1" svg:font-family="FreeSerif" style:font-adornments="Gras" style:font-family-generic="roman" style:font-pitch="variable"/>
    <style:font-face style:name="FreeSerif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Average1" svg:font-family="Average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FreeSerif" fo:font-family="FreeSerif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erif" fo:font-family="FreeSerif" style:font-style-name="Norm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line-height="120%" fo:text-align="justify" style:justify-single-word="false" fo:text-indent="1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style:font-name="FreeSerif" fo:font-family="FreeSerif" style:font-style-name="Normal" style:font-family-generic="roman" style:font-pitch="variable" fo:font-size="26pt" style:font-size-asian="26pt" style:font-size-complex="2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1" fo:font-family="FreeSerif" style:font-style-name="Gras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ans_20_nom1" style:display-name="Sans nom1" style:family="paragraph" style:parent-style-name="Text_20_body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)" style:num-format="a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09:43:38.205793027</meta:creation-date>
    <dc:date>2018-01-03T17:54:41.404898356</dc:date>
    <meta:editing-duration>PT1H51M29S</meta:editing-duration>
    <meta:editing-cycles>48</meta:editing-cycles>
    <meta:generator>LibreOffice/5.1.6.2$Linux_X86_64 LibreOffice_project/10m0$Build-2</meta:generator>
    <meta:document-statistic meta:table-count="1" meta:image-count="0" meta:object-count="0" meta:page-count="5" meta:paragraph-count="51" meta:word-count="790" meta:character-count="4864" meta:non-whitespace-character-count="4116"/>
  </office:meta>
</office:document-meta>
</file>